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Basic/Standard/table_make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ableMaker" table:style-name="ta1">
        <table:table-column table:style-name="co1" table:number-columns-repeated="5" table:default-cell-style-name="Default"/>
        <table:table-column table:style-name="co1" table:number-columns-repeated="16379"/>
        <table:table-row table:style-name="ro1">
          <table:table-cell table:style-name="ce2"/>
          <table:table-cell table:number-columns-repeated="2" table:style-name="ce2" office:value-type="string" calcext:value-type="string">
            <text:p>Input</text:p>
          </table:table-cell>
          <table:table-cell table:number-columns-repeated="2" table:style-name="ce2" office:value-type="string" calcext:value-type="string">
            <text:p>Output</text:p>
          </table:table-cell>
          <table:table-cell table:style-name="ce2" table:number-columns-repeated="16379"/>
        </table:table-row>
        <table:table-row table:style-name="ro1">
          <table:table-cell table:style-name="ce2" office:value-type="string" calcext:value-type="string">
            <text:p>Property</text:p>
          </table:table-cell>
          <table:table-cell table:style-name="ce2" office:value-type="string" calcext:value-type="string">
            <text:p>Angle Leg</text:p>
          </table:table-cell>
          <table:table-cell table:style-name="ce2" office:value-type="string" calcext:value-type="string">
            <text:p>Opp Leg</text:p>
          </table:table-cell>
          <table:table-cell table:style-name="ce2" office:value-type="string" calcext:value-type="string">
            <text:p>Hypotenuse</text:p>
          </table:table-cell>
          <table:table-cell table:style-name="ce2" office:value-type="string" calcext:value-type="string">
            <text:p>Small </text:p>
          </table:table-cell>
          <table:table-cell table:style-name="ce2" table:number-columns-repeated="16379"/>
        </table:table-row>
        <table:table-row table:style-name="ro1">
          <table:table-cell table:style-name="ce2" office:value-type="string" calcext:value-type="string">
            <text:p>Symbol</text:p>
          </table:table-cell>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_</text:p>
          </table:table-cell>
          <table:table-cell table:style-name="ce2" office:value-type="string" calcext:value-type="string">
            <text:p>theta</text:p>
          </table:table-cell>
          <table:table-cell table:style-name="ce2" table:number-columns-repeated="16379"/>
        </table:table-row>
        <table:table-row table:style-name="ro1">
          <table:table-cell/>
          <table:table-cell office:value-type="float" office:value="3" calcext:value-type="float">
            <text:p>3</text:p>
          </table:table-cell>
          <table:table-cell office:value-type="float" office:value="4" calcext:value-type="float">
            <text:p>4</text:p>
          </table:table-cell>
          <table:table-cell table:number-columns-repeated="2"/>
          <table:table-cell table:style-name="Default" table:number-columns-repeated="16379"/>
        </table:table-row>
        <table:table-row table:style-name="ro1">
          <table:table-cell table:number-columns-repeated="2"/>
          <table:table-cell office:value-type="float" office:value="12" calcext:value-type="float">
            <text:p>12</text:p>
          </table:table-cell>
          <table:table-cell table:number-columns-repeated="2"/>
          <table:table-cell table:style-name="Default" table:number-columns-repeated="16379"/>
        </table:table-row>
        <table:table-row table:style-name="ro1">
          <table:table-cell/>
          <table:table-cell office:value-type="float" office:value="15" calcext:value-type="float">
            <text:p>15</text:p>
          </table:table-cell>
          <table:table-cell office:value-type="float" office:value="8" calcext:value-type="float">
            <text:p>8</text:p>
          </table:table-cell>
          <table:table-cell table:number-columns-repeated="2"/>
          <table:table-cell table:style-name="Default" table:number-columns-repeated="16379"/>
        </table:table-row>
        <table:table-row table:style-name="ro1">
          <table:table-cell table:number-columns-repeated="2"/>
          <table:table-cell office:value-type="float" office:value="20" calcext:value-type="float">
            <text:p>20</text:p>
          </table:table-cell>
          <table:table-cell table:number-columns-repeated="2"/>
          <table:table-cell table:style-name="Default" table:number-columns-repeated="16379"/>
        </table:table-row>
      </table:table>
      <table:table table:name="Calculations" table:style-name="ta1">
        <table:table-column table:style-name="co1" table:number-columns-repeated="3" table:default-cell-style-name="Default"/>
        <table:table-row table:style-name="ro1">
          <table:table-cell/>
          <table:table-cell table:style-name="ce2" office:value-type="string" calcext:value-type="string">
            <text:p>Symbol</text:p>
          </table:table-cell>
          <table:table-cell table:style-name="ce2" office:value-type="string" calcext:value-type="string">
            <text:p>Value</text:p>
          </table:table-cell>
        </table:table-row>
        <table:table-row table:style-name="ro1">
          <table:table-cell/>
          <table:table-cell office:value-type="string" calcext:value-type="string">
            <text:p>a</text:p>
          </table:table-cell>
          <table:table-cell/>
        </table:table-row>
        <table:table-row table:style-name="ro1">
          <table:table-cell/>
          <table:table-cell office:value-type="string" calcext:value-type="string">
            <text:p>b</text:p>
          </table:table-cell>
          <table:table-cell/>
        </table:table-row>
        <table:table-row table:style-name="ro1">
          <table:table-cell/>
          <table:table-cell office:value-type="string" calcext:value-type="string">
            <text:p>c</text:p>
          </table:table-cell>
          <table:table-cell table:formula="of:=SQRT(a^2+b^2)" office:value-type="float" office:value="0" calcext:value-type="float">
            <text:p>0</text:p>
          </table:table-cell>
        </table:table-row>
        <table:table-row table:style-name="ro1">
          <table:table-cell/>
          <table:table-cell office:value-type="string" calcext:value-type="string">
            <text:p>theta</text:p>
          </table:table-cell>
          <table:table-cell table:formula="of:=ATAN(b/a)" office:value-type="string" office:string-value="" calcext:value-type="error">
            <text:p>#DIV/0!</text:p>
          </table:table-cell>
        </table:table-row>
      </table:table>
      <table:named-expressions>
        <table:named-range table:name="a" table:base-cell-address="$Calculations.$C$2" table:cell-range-address="$Calculations.$C$2"/>
        <table:named-range table:name="b" table:base-cell-address="$Calculations.$C$3" table:cell-range-address="$Calculations.$C$3"/>
        <table:named-range table:name="c_" table:base-cell-address="$Calculations.$C$4" table:cell-range-address="$Calculations.$C$4"/>
        <table:named-range table:name="n" table:base-cell-address="$Calculations.$C$6" table:cell-range-address="$Calculations.$C$6"/>
        <table:named-range table:name="theta" table:base-cell-address="$Calculations.$C$5" table:cell-range-address="$Calculations.$C$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6">00/00/0000</text:date>, <text:time style:data-style-name="N2" text:time-value="20:26:17.627539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1T07:20:20.987996800</meta:creation-date>
    <dc:date>2026-02-06T20:27:12.332748400</dc:date>
    <meta:editing-duration>P1DT10H12M59S</meta:editing-duration>
    <meta:editing-cycles>18</meta:editing-cycles>
    <meta:generator>LibreOffice/25.2.7.2$Windows_X86_64 LibreOffice_project/5cbfd1ab6520636bb5f7b99185aa69bd7456825d</meta:generator>
    <meta:document-statistic meta:table-count="2" meta:cell-count="28"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able_maker"/>
</library:library>
</file>

<file path=Basic/Standard/table_maker.xml><?xml version="1.0" encoding="utf-8"?>
<!DOCTYPE module  PUBLIC '-//OpenOffice.org//DTD OfficeDocument 1.0//EN'  'module.dtd'>
<script:module xmlns:script="http://openoffice.org/2000/script" script:name="table_maker" script:language="StarBasic">REM  *****  BASIC  *****

Sub TableMaker
'This sub automatically populates a table by performing calculations in another spreadsheet
'The first row labels Columns as "Input" Or "Output."
'The third row contains the names of named ranges in the calculation worksheet
'Input cells can be left blank to take on the value above
'Empty rows and rows with "Skip" in column A are skipped

Set wb = ThisComponent
Set ws = wb.getSheets().getByName("TableMaker") 'Worksheet with the table
Set wc = wb.getSheets().getByName("Calculations") 'Worksheet with calculations

Dim ColumnsUsed, StartingRow As Integer
columnsUsed = 50 'checks columns from column 1 to 50, B to AY
startingRow = 3 'Starts populating data at row 4.

Dim wcInputRangesSetup(0 To columnsUsed - 1, 0 To 1) As Variant '2nd var: 0 = colIndex, 1 = wc Range
Dim wcOutputRangesSetup(0 To columnsUsed - 1, 0 To 1) As Variant

inputIndex = 0
outputIndex = 0

For col = 1 To columnsUsed 
	Select Case ws.getCellByPosition(col, 0).String
		Case "Input"
			wcInputRangesSetup(inputIndex, 0) = col
			Set wcInputRangesSetup(inputIndex, 1) = wc.getCellRangeByName(ws.getCellByPosition(col, 2).String)
			inputIndex = inputIndex + 1
		Case "Output"
			wcOutputRangesSetup(outputIndex, 0) = col
			Set wcOutputRangesSetup(outputIndex, 1) = wc.getCellRangeByName(ws.getCellByPosition(col, 2).String)
			outputIndex = outputIndex + 1
	End Select
Next

Dim wcInputRanges(0 To inputIndex - 1, 0 To 1), wcOutputRanges(0 To outputIndex - 1, 0 To 1), wcInputValues(0 To inputIndex - 1) As Variant
Dim wcInputValue(0 To inputIndex - 1) As Variant

For i = 0 To inputIndex - 1
	wcInputRanges(i,0) = wcInputRangesSetup(i,0)
	Set wcInputRanges(i,1) = wcInputRangesSetup(i,1)
Next

For i = 0 To outputIndex - 1
	wcOutputRanges(i,0) = wcOutputRangesSetup(i,0)
	Set	wcOutputRanges(i,1) = wcOutputRangesSetup(i,1)
Next

'Now that we have all wc ranges, we loop through rows. In each row, write inputs to wc, Calculate wc, and write outputs back to ws.

maxRows = 300 'Caps number of rows calculated, to prevent an infinite loop in case of error
emptyRows = 3 '3 empty/"Skip" rows in a row terminates sub
For row = startingRow To startingRow + maxRows - 1
	Set emptyAddresses = ws.getCellRangeByPosition(1,row,columnsUsed,row).queryEmptyCells().getRangeAddresses()
	
	If (emptyAddresses(0).StartColumn = 1 And emptyAddresses(0).EndColumn = columnsUsed) Or ws.getCellByPosition(0,row).String = "Skip" Then 'Check if row is Empty, or if marked as Skip
		emptyRows = emptyRows + 1
		If emptyRows = 3 Then Exit For 'exit when 3 consecutive empty rows

	Else
		emptyRows = 0
		For i = 0 to UBound(wcInputRanges) 'loop through all inputs and write each to calc sheet.
			If ws.GetCellByPosition(wcInputRanges(i, 0),row).String &lt;&gt; "" Then 'write the value of each input to an array, so input cells left blank take on their previous value
				wcInputValue(i) = ws.GetCellByPosition(wcInputRanges(i, 0),row).Value
			End If
			wcInputRanges(i, 1).Value = wcInputValue(i)
		Next
		wb.calculate()
		For i = 0 to UBound(wcOutputRanges) 'loop through all outputs and write each to table
			ws.GetCellByPosition(wcOutputRanges(i, 0),row).Value
			ws.GetCellByPosition(wcOutputRanges(i, 0),row).Value = wcOutputRanges(i, 1).Value			
		Next

	End If
Next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